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1" style:family="paragraph" style:parent-style-name="Normal" style:master-page-name="Standard">
      <style:paragraph-properties fo:break-before="page" fo:line-height="100%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2" style:family="paragraph" style:parent-style-name="Normal">
      <style:paragraph-properties fo:line-height="100%" fo:margin-bottom="0cm"/>
    </style:style>
    <style:style style:name="T2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 style:parent-style-name="DefaultParagraphFon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Row4" style:family="table-row"/>
    <style:style style:name="Cell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 style:parent-style-name="DefaultParagraphFont">
      <style:text-properties fo:font-style="italic" style:font-style-asian="italic" style:font-style-complex="italic" fo:language="en" fo:country="US"/>
    </style:style>
    <style:style style:name="T6_2" style:family="text" style:parent-style-name="DefaultParagraphFont">
      <style:text-properties fo:font-style="italic" style:font-style-asian="italic" style:font-style-complex="italic" fo:language="en" fo:country="US"/>
    </style:style>
    <style:style style:name="Cell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Row5" style:family="table-row"/>
    <style:style style:name="Cell8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 style:parent-style-name="DefaultParagraphFont">
      <style:text-properties fo:language="en" fo:country="US" fo:font-weight="bold" style:font-weight-asian="bold" style:font-weight-complex="bold"/>
    </style:style>
    <style:style style:name="Cell9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9" style:family="paragraph" style:parent-style-name="Normal">
      <style:paragraph-properties fo:line-height="100%" fo:margin-bottom="0cm"/>
    </style:style>
    <style:style style:name="T9_1" style:family="text" style:parent-style-name="DefaultParagraphFont">
      <style:text-properties fo:language="en" fo:country="US"/>
    </style:style>
    <style:style style:name="Row6" style:family="table-row"/>
    <style:style style:name="Cell10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0" style:family="paragraph" style:parent-style-name="Normal">
      <style:paragraph-properties fo:line-height="100%" fo:margin-bottom="0cm"/>
    </style:style>
    <style:style style:name="T10_1" style:family="text" style:parent-style-name="DefaultParagraphFont">
      <style:text-properties fo:font-style="italic" style:font-style-asian="italic" style:font-style-complex="italic" fo:language="en" fo:country="US"/>
    </style:style>
    <style:style style:name="T10_2" style:family="text" style:parent-style-name="DefaultParagraphFont">
      <style:text-properties fo:font-style="italic" style:font-style-asian="italic" style:font-style-complex="italic" fo:language="en" fo:country="US"/>
    </style:style>
    <style:style style:name="Cell11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1" style:family="paragraph" style:parent-style-name="Normal">
      <style:paragraph-properties fo:line-height="100%" fo:margin-bottom="0cm"/>
    </style:style>
    <style:style style:name="T11_1" style:family="text" style:parent-style-name="DefaultParagraphFont">
      <style:text-properties fo:language="en" fo:country="US"/>
    </style:style>
    <style:style style:name="Row7" style:family="table-row"/>
    <style:style style:name="Cell12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2" style:family="paragraph" style:parent-style-name="Normal">
      <style:paragraph-properties fo:line-height="100%" fo:margin-bottom="0cm"/>
    </style:style>
    <style:style style:name="T12_1" style:family="text" style:parent-style-name="DefaultParagraphFont">
      <style:text-properties fo:font-style="italic" style:font-style-asian="italic" style:font-style-complex="italic" fo:language="en" fo:country="US"/>
    </style:style>
    <style:style style:name="T12_2" style:family="text" style:parent-style-name="DefaultParagraphFont">
      <style:text-properties fo:font-style="italic" style:font-style-asian="italic" style:font-style-complex="italic" fo:language="en" fo:country="US"/>
    </style:style>
    <style:style style:name="Cell13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3" style:family="paragraph" style:parent-style-name="Normal">
      <style:paragraph-properties fo:line-height="100%" fo:margin-bottom="0cm"/>
    </style:style>
    <style:style style:name="T13_1" style:family="text" style:parent-style-name="DefaultParagraphFont">
      <style:text-properties fo:language="en" fo:country="US"/>
    </style:style>
    <style:style style:name="Row8" style:family="table-row"/>
    <style:style style:name="Cell1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4" style:family="paragraph" style:parent-style-name="Normal">
      <style:paragraph-properties fo:line-height="100%" fo:margin-bottom="0cm"/>
    </style:style>
    <style:style style:name="T14_1" style:family="text" style:parent-style-name="DefaultParagraphFont">
      <style:text-properties fo:font-style="italic" style:font-style-asian="italic" style:font-style-complex="italic" fo:language="en" fo:country="US"/>
    </style:style>
    <style:style style:name="T14_2" style:family="text" style:parent-style-name="DefaultParagraphFont">
      <style:text-properties fo:font-style="italic" style:font-style-asian="italic" style:font-style-complex="italic" fo:language="en" fo:country="US"/>
    </style:style>
    <style:style style:name="Cell1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5" style:family="paragraph" style:parent-style-name="Normal">
      <style:paragraph-properties fo:line-height="100%" fo:margin-bottom="0cm"/>
    </style:style>
    <style:style style:name="T15_1" style:family="text" style:parent-style-name="DefaultParagraphFont">
      <style:text-properties fo:language="en" fo:country="US"/>
    </style:style>
    <style:style style:name="Row9" style:family="table-row"/>
    <style:style style:name="Cell1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6" style:family="paragraph" style:parent-style-name="Normal">
      <style:paragraph-properties fo:line-height="100%" fo:margin-bottom="0cm"/>
    </style:style>
    <style:style style:name="T16_1" style:family="text">
      <style:text-properties fo:language="en" fo:country="US" fo:font-weight="bold" style:font-weight-asian="bold" style:font-weight-complex="bold"/>
    </style:style>
    <style:style style:name="Cell1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7" style:family="paragraph" style:parent-style-name="Normal">
      <style:paragraph-properties fo:line-height="100%" fo:margin-bottom="0cm"/>
    </style:style>
    <style:style style:name="T17_1" style:family="text" style:parent-style-name="DefaultParagraphFont">
      <style:text-properties fo:language="en" fo:country="US"/>
    </style:style>
    <style:style style:name="P18" style:family="paragraph" style:parent-style-name="Normal">
      <style:paragraph-properties fo:line-height="100%" fo:margin-bottom="0cm"/>
      <style:text-properties fo:language="en" fo:country="US"/>
    </style:style>
    <style:style style:name="P19" style:family="paragraph" style:parent-style-name="Normal">
      <style:paragraph-properties fo:line-height="100%" fo:margin-bottom="0cm"/>
      <style:text-properties fo:language="en" fo:country="US"/>
    </style:style>
    <style:style style:name="P20" style:family="paragraph" style:parent-style-name="Normal"/>
  </office:automatic-styles>
  <office:body>
    <office:text>
      <table:table table:style-name="Table1">
        <table:table-column table:style-name="Column1"/>
        <table:table-row table:style-name="Row1">
          <table:table-cell table:style-name="Cell1">
            <text:p text:style-name="P1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2"><text:span text:style-name="T2_1">Customer</text:span></text:p>
                </table:table-cell>
                <table:table-cell table:style-name="Cell3">
                  <text:p text:style-name="P3"><text:span text:style-name="T3_1">Order<text:s/>Price</text:span></text:p>
                </table:table-cell>
              </table:table-row>
              <table:table-row table:style-name="Row3">
                <table:table-cell table:style-name="Cell4">
                  <text:p text:style-name="P4"><text:span text:style-name="T4_1">Atir<text:s/>Tahir</text:span></text:p>
                </table:table-cell>
                <table:table-cell table:style-name="Cell5">
                  <text:p text:style-name="P5"><text:span text:style-name="T5_1">170</text:span></text:p>
                </table:table-cell>
              </table:table-row>
              <table:table-row table:style-name="Row4">
                <table:table-cell table:style-name="Cell6">
                  <text:p text:style-name="P6"><text:span text:style-name="T6_1"><text:s text:c="2"/></text:span><text:span text:style-name="T6_2">Lumia<text:s/>525</text:span></text:p>
                </table:table-cell>
                <table:table-cell table:style-name="Cell7">
                  <text:p text:style-name="P7"><text:span text:style-name="T7_1">170</text:span></text:p>
                </table:table-cell>
              </table:table-row>
              <table:table-row table:style-name="Row5">
                <table:table-cell table:style-name="Cell8">
                  <text:p text:style-name="P8"><text:span text:style-name="T8_1">Usman<text:s/>Aziz</text:span></text:p>
                </table:table-cell>
                <table:table-cell table:style-name="Cell9">
                  <text:p text:style-name="P9"><text:span text:style-name="T9_1">1200</text:span></text:p>
                </table:table-cell>
              </table:table-row>
              <table:table-row table:style-name="Row6">
                <table:table-cell table:style-name="Cell10">
                  <text:p text:style-name="P10"><text:span text:style-name="T10_1"><text:s text:c="2"/></text:span><text:span text:style-name="T10_2">Lenovo<text:s/>G50</text:span></text:p>
                </table:table-cell>
                <table:table-cell table:style-name="Cell11">
                  <text:p text:style-name="P11"><text:span text:style-name="T11_1">480</text:span></text:p>
                </table:table-cell>
              </table:table-row>
              <table:table-row table:style-name="Row7">
                <table:table-cell table:style-name="Cell12">
                  <text:p text:style-name="P12"><text:span text:style-name="T12_1"><text:s text:c="2"/></text:span><text:span text:style-name="T12_2">Pavilion<text:s/>G6</text:span></text:p>
                </table:table-cell>
                <table:table-cell table:style-name="Cell13">
                  <text:p text:style-name="P13"><text:span text:style-name="T13_1">400</text:span></text:p>
                </table:table-cell>
              </table:table-row>
              <table:table-row table:style-name="Row8">
                <table:table-cell table:style-name="Cell14">
                  <text:p text:style-name="P14"><text:span text:style-name="T14_1"><text:s text:c="2"/></text:span><text:span text:style-name="T14_2">Nexus<text:s/>5</text:span></text:p>
                </table:table-cell>
                <table:table-cell table:style-name="Cell15">
                  <text:p text:style-name="P15"><text:span text:style-name="T15_1">320</text:span></text:p>
                </table:table-cell>
              </table:table-row>
              <table:table-row table:style-name="Row9">
                <table:table-cell table:style-name="Cell16">
                  <text:p text:style-name="P16"><text:span text:style-name="T16_1">Total:</text:span></text:p>
                </table:table-cell>
                <table:table-cell table:style-name="Cell17">
                  <text:p text:style-name="P17"><text:span text:style-name="T17_1">1370</text:span></text:p>
                </table:table-cell>
              </table:table-row>
            </table:table>
            <text:p text:style-name="P18"/>
            <text:p text:style-name="P1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4:00</meta:creation-date>
    <dc:creator>USMAN</dc:creator>
    <dc:date>2015-12-14T07:04:00</dc:date>
    <meta:editing-cycles>2</meta:editing-cycles>
    <meta:document-statistic meta:page-count="1" meta:paragraph-count="1" meta:row-count="1" meta:word-count="37" meta:character-count="251" meta:non-whitespace-character-count="215"/>
  </office:meta>
</office:document-meta>
</file>